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8" calcext:value-type="float">
            <text:p>1138</text:p>
          </table:table-cell>
          <table:table-cell table:style-name="ce7" table:formula="of:=COUNTIF([.B7:.B1000000];&quot;X&quot;)" office:value-type="float" office:value="982" calcext:value-type="float">
            <text:p>982</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4" calcext:value-type="float">
            <text:p>12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3" table:number-rows-repeated="10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18:18:45.9602550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3T18:19:34.488768134</dc:date>
    <meta:editing-duration>P1DT7H22M19S</meta:editing-duration>
    <meta:editing-cycles>1142</meta:editing-cycles>
    <meta:document-statistic meta:table-count="1" meta:cell-count="6857" meta:object-count="0"/>
  </office:meta>
</office:document-meta>
</file>